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 current 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2 + (0 to 15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5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23:08:35.513827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7-27T23:14:15.734933607</dc:date>
    <meta:editing-duration>P5DT7H27M46S</meta:editing-duration>
    <meta:editing-cycles>385</meta:editing-cycles>
    <meta:generator>LibreOffice/5.2.7.2$Linux_X86_64 LibreOffice_project/20m0$Build-2</meta:generator>
    <meta:document-statistic meta:table-count="1" meta:cell-count="4182" meta:object-count="0"/>
  </office:meta>
</office:document-meta>
</file>